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1-0_sc_WORD,rule</text:p>
          </table:table-cell>
          <table:table-cell office:value-type="float" office:value="69373107" calcext:value-type="float">
            <text:p>6937310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1-0_WORD,rule</text:p>
          </table:table-cell>
          <table:table-cell office:value-type="float" office:value="16920270" calcext:value-type="float">
            <text:p>169202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cc_WORD,rule</text:p>
          </table:table-cell>
          <table:table-cell office:value-type="float" office:value="52452837" calcext:value-type="float">
            <text:p>5245283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dd_WORD,rule</text:p>
          </table:table-cell>
          <table:table-cell office:value-type="float" office:value="5245283700" calcext:value-type="float">
            <text:p>5245283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mon_dd_WORD,rule</text:p>
          </table:table-cell>
          <table:table-cell office:value-type="float" office:value="61799594148" calcext:value-type="float">
            <text:p>617995941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WORD,rule</text:p>
          </table:table-cell>
          <table:table-cell office:value-type="float" office:value="52452837" calcext:value-type="float">
            <text:p>5245283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WORD_dd,rule</text:p>
          </table:table-cell>
          <table:table-cell office:value-type="float" office:value="5245283700" calcext:value-type="float">
            <text:p>5245283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WORD_sc,rule</text:p>
          </table:table-cell>
          <table:table-cell office:value-type="float" office:value="262264185" calcext:value-type="float">
            <text:p>26226418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WORD_year,rule</text:p>
          </table:table-cell>
          <table:table-cell office:value-type="float" office:value="8697018780" calcext:value-type="float">
            <text:p>86970187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ddd_WORD,rule</text:p>
          </table:table-cell>
          <table:table-cell office:value-type="float" office:value="16920270000" calcext:value-type="float">
            <text:p>1692027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dd_WORD,rule</text:p>
          </table:table-cell>
          <table:table-cell office:value-type="float" office:value="1692027000" calcext:value-type="float">
            <text:p>169202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d_WORD,rule</text:p>
          </table:table-cell>
          <table:table-cell office:value-type="float" office:value="169202700" calcext:value-type="float">
            <text:p>169202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_sc_WORD,rule</text:p>
          </table:table-cell>
          <table:table-cell office:value-type="float" office:value="84601350" calcext:value-type="float">
            <text:p>846013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_WORD,rule</text:p>
          </table:table-cell>
          <table:table-cell office:value-type="float" office:value="16920270" calcext:value-type="float">
            <text:p>169202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dddd_WORD,rule</text:p>
          </table:table-cell>
          <table:table-cell office:value-type="float" office:value="84601350000" calcext:value-type="float">
            <text:p>846013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dd_WORD,rule</text:p>
          </table:table-cell>
          <table:table-cell office:value-type="float" office:value="846013500" calcext:value-type="float">
            <text:p>846013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d,rule</text:p>
          </table:table-cell>
          <table:table-cell office:value-type="float" office:value="67681080" calcext:value-type="float">
            <text:p>67681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dd_mon_sc,rule</text:p>
          </table:table-cell>
          <table:table-cell office:value-type="float" office:value="8798540400" calcext:value-type="float">
            <text:p>8798540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dd_sc,rule</text:p>
          </table:table-cell>
          <table:table-cell office:value-type="float" office:value="676810800" calcext:value-type="float">
            <text:p>67681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mon_day_sc,rule</text:p>
          </table:table-cell>
          <table:table-cell office:value-type="float" office:value="2815532928" calcext:value-type="float">
            <text:p>28155329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year,rule</text:p>
          </table:table-cell>
          <table:table-cell office:value-type="float" office:value="879854040" calcext:value-type="float">
            <text:p>879854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year_sc,rule</text:p>
          </table:table-cell>
          <table:table-cell office:value-type="float" office:value="879854040" calcext:value-type="float">
            <text:p>879854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year_WORD,rule</text:p>
          </table:table-cell>
          <table:table-cell office:value-type="float" office:value="1099817550" calcext:value-type="float">
            <text:p>1099817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2sc_dd,rule</text:p>
          </table:table-cell>
          <table:table-cell office:value-type="float" office:value="1186110927" calcext:value-type="float">
            <text:p>11861109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ay_dd_mon,rule</text:p>
          </table:table-cell>
          <table:table-cell office:value-type="float" office:value="70390015227" calcext:value-type="float">
            <text:p>703900152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ay_mon,rule</text:p>
          </table:table-cell>
          <table:table-cell office:value-type="float" office:value="707267286" calcext:value-type="float">
            <text:p>70726728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ay_mon_dd,rule</text:p>
          </table:table-cell>
          <table:table-cell office:value-type="float" office:value="61799594148" calcext:value-type="float">
            <text:p>617995941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ay_mon_sc,rule</text:p>
          </table:table-cell>
          <table:table-cell office:value-type="float" office:value="4233451554" calcext:value-type="float">
            <text:p>423345155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ay_mon_year,rule</text:p>
          </table:table-cell>
          <table:table-cell office:value-type="float" office:value="31471702200" calcext:value-type="float">
            <text:p>31471702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,rule</text:p>
          </table:table-cell>
          <table:table-cell office:value-type="float" office:value="169202700" calcext:value-type="float">
            <text:p>169202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d,rule</text:p>
          </table:table-cell>
          <table:table-cell office:value-type="float" office:value="1692027000" calcext:value-type="float">
            <text:p>169202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dd,rule</text:p>
          </table:table-cell>
          <table:table-cell office:value-type="float" office:value="16920270000" calcext:value-type="float">
            <text:p>1692027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d_sc,rule</text:p>
          </table:table-cell>
          <table:table-cell office:value-type="float" office:value="11845881027" calcext:value-type="float">
            <text:p>118458810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_2sc,rule</text:p>
          </table:table-cell>
          <table:table-cell office:value-type="float" office:value="1184418900" calcext:value-type="float">
            <text:p>1184418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_age,rule</text:p>
          </table:table-cell>
          <table:table-cell office:value-type="float" office:value="1895070240" calcext:value-type="float">
            <text:p>1895070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_age_sc,rule</text:p>
          </table:table-cell>
          <table:table-cell office:value-type="float" office:value="11360269278" calcext:value-type="float">
            <text:p>113602692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_sc,rule</text:p>
          </table:table-cell>
          <table:table-cell office:value-type="float" office:value="1186110927" calcext:value-type="float">
            <text:p>11861109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mon_dd,rule</text:p>
          </table:table-cell>
          <table:table-cell office:value-type="float" office:value="2201327127" calcext:value-type="float">
            <text:p>22013271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mon_dd_sc,rule</text:p>
          </table:table-cell>
          <table:table-cell office:value-type="float" office:value="13197810600" calcext:value-type="float">
            <text:p>13197810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pd,rule</text:p>
          </table:table-cell>
          <table:table-cell office:value-type="float" office:value="116749863" calcext:value-type="float">
            <text:p>116749863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sc_dd,rule</text:p>
          </table:table-cell>
          <table:table-cell office:value-type="float" office:value="1015216200" calcext:value-type="float">
            <text:p>1015216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sc_year,rule</text:p>
          </table:table-cell>
          <table:table-cell office:value-type="float" office:value="813864987" calcext:value-type="float">
            <text:p>81386498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year,rule</text:p>
          </table:table-cell>
          <table:table-cell office:value-type="float" office:value="219963510" calcext:value-type="float">
            <text:p>2199635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year_mon,rule</text:p>
          </table:table-cell>
          <table:table-cell office:value-type="float" office:value="1626037947" calcext:value-type="float">
            <text:p>162603794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year_sc,rule</text:p>
          </table:table-cell>
          <table:table-cell office:value-type="float" office:value="7241875560" calcext:value-type="float">
            <text:p>7241875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year_sc_WORD,rule</text:p>
          </table:table-cell>
          <table:table-cell office:value-type="float" office:value="1099817550" calcext:value-type="float">
            <text:p>1099817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year_WORD,rule</text:p>
          </table:table-cell>
          <table:table-cell office:value-type="float" office:value="219963510" calcext:value-type="float">
            <text:p>2199635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year_WORD_sc,rule</text:p>
          </table:table-cell>
          <table:table-cell office:value-type="float" office:value="879854040" calcext:value-type="float">
            <text:p>879854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1-0_sc_wORD,rule</text:p>
          </table:table-cell>
          <table:table-cell office:value-type="float" office:value="69373107" calcext:value-type="float">
            <text:p>6937310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1-0_wORD,rule</text:p>
          </table:table-cell>
          <table:table-cell office:value-type="float" office:value="16920270" calcext:value-type="float">
            <text:p>169202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cc_wORD,rule</text:p>
          </table:table-cell>
          <table:table-cell office:value-type="float" office:value="52452837" calcext:value-type="float">
            <text:p>5245283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dd_wORD,rule</text:p>
          </table:table-cell>
          <table:table-cell office:value-type="float" office:value="5245283700" calcext:value-type="float">
            <text:p>5245283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mon_dd_wORD,rule</text:p>
          </table:table-cell>
          <table:table-cell office:value-type="float" office:value="61799594148" calcext:value-type="float">
            <text:p>617995941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wORD,rule</text:p>
          </table:table-cell>
          <table:table-cell office:value-type="float" office:value="52452837" calcext:value-type="float">
            <text:p>5245283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wORD_dd,rule</text:p>
          </table:table-cell>
          <table:table-cell office:value-type="float" office:value="5245283700" calcext:value-type="float">
            <text:p>5245283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wORD_sc,rule</text:p>
          </table:table-cell>
          <table:table-cell office:value-type="float" office:value="262264185" calcext:value-type="float">
            <text:p>26226418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wORD_year,rule</text:p>
          </table:table-cell>
          <table:table-cell office:value-type="float" office:value="8697018780" calcext:value-type="float">
            <text:p>86970187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ddd_wORD,rule</text:p>
          </table:table-cell>
          <table:table-cell office:value-type="float" office:value="16920270000" calcext:value-type="float">
            <text:p>1692027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dd_wORD,rule</text:p>
          </table:table-cell>
          <table:table-cell office:value-type="float" office:value="1692027000" calcext:value-type="float">
            <text:p>169202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d_wORD,rule</text:p>
          </table:table-cell>
          <table:table-cell office:value-type="float" office:value="169202700" calcext:value-type="float">
            <text:p>169202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_sc_wORD,rule</text:p>
          </table:table-cell>
          <table:table-cell office:value-type="float" office:value="84601350" calcext:value-type="float">
            <text:p>846013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_wORD,rule</text:p>
          </table:table-cell>
          <table:table-cell office:value-type="float" office:value="16920270" calcext:value-type="float">
            <text:p>169202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dddd_wORD,rule</text:p>
          </table:table-cell>
          <table:table-cell office:value-type="float" office:value="84601350000" calcext:value-type="float">
            <text:p>846013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dd_wORD,rule</text:p>
          </table:table-cell>
          <table:table-cell office:value-type="float" office:value="846013500" calcext:value-type="float">
            <text:p>846013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d,rule</text:p>
          </table:table-cell>
          <table:table-cell office:value-type="float" office:value="67681080" calcext:value-type="float">
            <text:p>67681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dd_mon_sc,rule</text:p>
          </table:table-cell>
          <table:table-cell office:value-type="float" office:value="8798540400" calcext:value-type="float">
            <text:p>8798540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dd_sc,rule</text:p>
          </table:table-cell>
          <table:table-cell office:value-type="float" office:value="676810800" calcext:value-type="float">
            <text:p>67681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mon_day_sc,rule</text:p>
          </table:table-cell>
          <table:table-cell office:value-type="float" office:value="2815532928" calcext:value-type="float">
            <text:p>28155329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year,rule</text:p>
          </table:table-cell>
          <table:table-cell office:value-type="float" office:value="879854040" calcext:value-type="float">
            <text:p>879854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year_sc,rule</text:p>
          </table:table-cell>
          <table:table-cell office:value-type="float" office:value="879854040" calcext:value-type="float">
            <text:p>879854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year_wORD,rule</text:p>
          </table:table-cell>
          <table:table-cell office:value-type="float" office:value="1099817550" calcext:value-type="float">
            <text:p>1099817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2sc_dd,rule</text:p>
          </table:table-cell>
          <table:table-cell office:value-type="float" office:value="1186110927" calcext:value-type="float">
            <text:p>11861109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ay_dd_mon,rule</text:p>
          </table:table-cell>
          <table:table-cell office:value-type="float" office:value="70390015227" calcext:value-type="float">
            <text:p>703900152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ay_mon,rule</text:p>
          </table:table-cell>
          <table:table-cell office:value-type="float" office:value="707267286" calcext:value-type="float">
            <text:p>70726728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ay_mon_dd,rule</text:p>
          </table:table-cell>
          <table:table-cell office:value-type="float" office:value="61799594148" calcext:value-type="float">
            <text:p>617995941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ay_mon_sc,rule</text:p>
          </table:table-cell>
          <table:table-cell office:value-type="float" office:value="4233451554" calcext:value-type="float">
            <text:p>423345155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ay_mon_year,rule</text:p>
          </table:table-cell>
          <table:table-cell office:value-type="float" office:value="31471702200" calcext:value-type="float">
            <text:p>31471702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,rule</text:p>
          </table:table-cell>
          <table:table-cell office:value-type="float" office:value="169202700" calcext:value-type="float">
            <text:p>169202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d,rule</text:p>
          </table:table-cell>
          <table:table-cell office:value-type="float" office:value="1692027000" calcext:value-type="float">
            <text:p>169202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dd,rule</text:p>
          </table:table-cell>
          <table:table-cell office:value-type="float" office:value="16920270000" calcext:value-type="float">
            <text:p>1692027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d_sc,rule</text:p>
          </table:table-cell>
          <table:table-cell office:value-type="float" office:value="11845881027" calcext:value-type="float">
            <text:p>118458810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_2sc,rule</text:p>
          </table:table-cell>
          <table:table-cell office:value-type="float" office:value="1184418900" calcext:value-type="float">
            <text:p>1184418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_age,rule</text:p>
          </table:table-cell>
          <table:table-cell office:value-type="float" office:value="1895070240" calcext:value-type="float">
            <text:p>1895070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_age_sc,rule</text:p>
          </table:table-cell>
          <table:table-cell office:value-type="float" office:value="11360269278" calcext:value-type="float">
            <text:p>113602692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_sc,rule</text:p>
          </table:table-cell>
          <table:table-cell office:value-type="float" office:value="1186110927" calcext:value-type="float">
            <text:p>11861109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mon_dd,rule</text:p>
          </table:table-cell>
          <table:table-cell office:value-type="float" office:value="2201327127" calcext:value-type="float">
            <text:p>22013271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mon_dd_sc,rule</text:p>
          </table:table-cell>
          <table:table-cell office:value-type="float" office:value="13197810600" calcext:value-type="float">
            <text:p>13197810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pd,rule</text:p>
          </table:table-cell>
          <table:table-cell office:value-type="float" office:value="116749863" calcext:value-type="float">
            <text:p>116749863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sc_dd,rule</text:p>
          </table:table-cell>
          <table:table-cell office:value-type="float" office:value="1015216200" calcext:value-type="float">
            <text:p>1015216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sc_year,rule</text:p>
          </table:table-cell>
          <table:table-cell office:value-type="float" office:value="813864987" calcext:value-type="float">
            <text:p>81386498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year,rule</text:p>
          </table:table-cell>
          <table:table-cell office:value-type="float" office:value="219963510" calcext:value-type="float">
            <text:p>2199635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year_mon,rule</text:p>
          </table:table-cell>
          <table:table-cell office:value-type="float" office:value="1626037947" calcext:value-type="float">
            <text:p>162603794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year_sc,rule</text:p>
          </table:table-cell>
          <table:table-cell office:value-type="float" office:value="7241875560" calcext:value-type="float">
            <text:p>7241875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year_sc_wORD,rule</text:p>
          </table:table-cell>
          <table:table-cell office:value-type="float" office:value="1099817550" calcext:value-type="float">
            <text:p>1099817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year_wORD,rule</text:p>
          </table:table-cell>
          <table:table-cell office:value-type="float" office:value="219963510" calcext:value-type="float">
            <text:p>2199635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year_wORD_sc,rule</text:p>
          </table:table-cell>
          <table:table-cell office:value-type="float" office:value="879854040" calcext:value-type="float">
            <text:p>879854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1-0_sc_Word,rule</text:p>
          </table:table-cell>
          <table:table-cell office:value-type="float" office:value="69373107" calcext:value-type="float">
            <text:p>6937310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1-0_Word,rule</text:p>
          </table:table-cell>
          <table:table-cell office:value-type="float" office:value="16920270" calcext:value-type="float">
            <text:p>169202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cc_Word,rule</text:p>
          </table:table-cell>
          <table:table-cell office:value-type="float" office:value="52452837" calcext:value-type="float">
            <text:p>5245283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dd_Word,rule</text:p>
          </table:table-cell>
          <table:table-cell office:value-type="float" office:value="5245283700" calcext:value-type="float">
            <text:p>5245283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mon_dd_Word,rule</text:p>
          </table:table-cell>
          <table:table-cell office:value-type="float" office:value="61799594148" calcext:value-type="float">
            <text:p>617995941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Word,rule</text:p>
          </table:table-cell>
          <table:table-cell office:value-type="float" office:value="52452837" calcext:value-type="float">
            <text:p>5245283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Word_dd,rule</text:p>
          </table:table-cell>
          <table:table-cell office:value-type="float" office:value="5245283700" calcext:value-type="float">
            <text:p>5245283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Word_sc,rule</text:p>
          </table:table-cell>
          <table:table-cell office:value-type="float" office:value="262264185" calcext:value-type="float">
            <text:p>26226418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Word_year,rule</text:p>
          </table:table-cell>
          <table:table-cell office:value-type="float" office:value="8697018780" calcext:value-type="float">
            <text:p>86970187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ddd_Word,rule</text:p>
          </table:table-cell>
          <table:table-cell office:value-type="float" office:value="16920270000" calcext:value-type="float">
            <text:p>1692027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dd_Word,rule</text:p>
          </table:table-cell>
          <table:table-cell office:value-type="float" office:value="1692027000" calcext:value-type="float">
            <text:p>169202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d_Word,rule</text:p>
          </table:table-cell>
          <table:table-cell office:value-type="float" office:value="169202700" calcext:value-type="float">
            <text:p>169202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_sc_Word,rule</text:p>
          </table:table-cell>
          <table:table-cell office:value-type="float" office:value="84601350" calcext:value-type="float">
            <text:p>846013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_Word,rule</text:p>
          </table:table-cell>
          <table:table-cell office:value-type="float" office:value="16920270" calcext:value-type="float">
            <text:p>169202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dddd_Word,rule</text:p>
          </table:table-cell>
          <table:table-cell office:value-type="float" office:value="84601350000" calcext:value-type="float">
            <text:p>846013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dd_Word,rule</text:p>
          </table:table-cell>
          <table:table-cell office:value-type="float" office:value="846013500" calcext:value-type="float">
            <text:p>846013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d,rule</text:p>
          </table:table-cell>
          <table:table-cell office:value-type="float" office:value="67681080" calcext:value-type="float">
            <text:p>67681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dd_mon_sc,rule</text:p>
          </table:table-cell>
          <table:table-cell office:value-type="float" office:value="8798540400" calcext:value-type="float">
            <text:p>8798540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dd_sc,rule</text:p>
          </table:table-cell>
          <table:table-cell office:value-type="float" office:value="676810800" calcext:value-type="float">
            <text:p>67681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mon_day_sc,rule</text:p>
          </table:table-cell>
          <table:table-cell office:value-type="float" office:value="2815532928" calcext:value-type="float">
            <text:p>28155329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year,rule</text:p>
          </table:table-cell>
          <table:table-cell office:value-type="float" office:value="879854040" calcext:value-type="float">
            <text:p>879854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year_sc,rule</text:p>
          </table:table-cell>
          <table:table-cell office:value-type="float" office:value="879854040" calcext:value-type="float">
            <text:p>879854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year_Word,rule</text:p>
          </table:table-cell>
          <table:table-cell office:value-type="float" office:value="1099817550" calcext:value-type="float">
            <text:p>1099817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2sc_dd,rule</text:p>
          </table:table-cell>
          <table:table-cell office:value-type="float" office:value="1186110927" calcext:value-type="float">
            <text:p>11861109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ay_dd_mon,rule</text:p>
          </table:table-cell>
          <table:table-cell office:value-type="float" office:value="70390015227" calcext:value-type="float">
            <text:p>703900152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ay_mon,rule</text:p>
          </table:table-cell>
          <table:table-cell office:value-type="float" office:value="707267286" calcext:value-type="float">
            <text:p>70726728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ay_mon_dd,rule</text:p>
          </table:table-cell>
          <table:table-cell office:value-type="float" office:value="61799594148" calcext:value-type="float">
            <text:p>617995941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ay_mon_sc,rule</text:p>
          </table:table-cell>
          <table:table-cell office:value-type="float" office:value="4233451554" calcext:value-type="float">
            <text:p>423345155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ay_mon_year,rule</text:p>
          </table:table-cell>
          <table:table-cell office:value-type="float" office:value="31471702200" calcext:value-type="float">
            <text:p>31471702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,rule</text:p>
          </table:table-cell>
          <table:table-cell office:value-type="float" office:value="169202700" calcext:value-type="float">
            <text:p>169202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d,rule</text:p>
          </table:table-cell>
          <table:table-cell office:value-type="float" office:value="1692027000" calcext:value-type="float">
            <text:p>169202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dd,rule</text:p>
          </table:table-cell>
          <table:table-cell office:value-type="float" office:value="16920270000" calcext:value-type="float">
            <text:p>1692027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d_sc,rule</text:p>
          </table:table-cell>
          <table:table-cell office:value-type="float" office:value="11845881027" calcext:value-type="float">
            <text:p>118458810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_2sc,rule</text:p>
          </table:table-cell>
          <table:table-cell office:value-type="float" office:value="1184418900" calcext:value-type="float">
            <text:p>1184418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_age,rule</text:p>
          </table:table-cell>
          <table:table-cell office:value-type="float" office:value="1895070240" calcext:value-type="float">
            <text:p>1895070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_age_sc,rule</text:p>
          </table:table-cell>
          <table:table-cell office:value-type="float" office:value="11360269278" calcext:value-type="float">
            <text:p>113602692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_sc,rule</text:p>
          </table:table-cell>
          <table:table-cell office:value-type="float" office:value="1186110927" calcext:value-type="float">
            <text:p>11861109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mon_dd,rule</text:p>
          </table:table-cell>
          <table:table-cell office:value-type="float" office:value="2201327127" calcext:value-type="float">
            <text:p>22013271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mon_dd_sc,rule</text:p>
          </table:table-cell>
          <table:table-cell office:value-type="float" office:value="13197810600" calcext:value-type="float">
            <text:p>13197810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pd,rule</text:p>
          </table:table-cell>
          <table:table-cell office:value-type="float" office:value="116749863" calcext:value-type="float">
            <text:p>116749863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sc_dd,rule</text:p>
          </table:table-cell>
          <table:table-cell office:value-type="float" office:value="1015216200" calcext:value-type="float">
            <text:p>1015216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sc_year,rule</text:p>
          </table:table-cell>
          <table:table-cell office:value-type="float" office:value="813864987" calcext:value-type="float">
            <text:p>81386498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year,rule</text:p>
          </table:table-cell>
          <table:table-cell office:value-type="float" office:value="219963510" calcext:value-type="float">
            <text:p>2199635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year_mon,rule</text:p>
          </table:table-cell>
          <table:table-cell office:value-type="float" office:value="1626037947" calcext:value-type="float">
            <text:p>162603794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year_sc,rule</text:p>
          </table:table-cell>
          <table:table-cell office:value-type="float" office:value="7241875560" calcext:value-type="float">
            <text:p>7241875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year_sc_Word,rule</text:p>
          </table:table-cell>
          <table:table-cell office:value-type="float" office:value="1099817550" calcext:value-type="float">
            <text:p>1099817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year_Word,rule</text:p>
          </table:table-cell>
          <table:table-cell office:value-type="float" office:value="219963510" calcext:value-type="float">
            <text:p>2199635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year_Word_sc,rule</text:p>
          </table:table-cell>
          <table:table-cell office:value-type="float" office:value="879854040" calcext:value-type="float">
            <text:p>879854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1-0_sc_word,rule</text:p>
          </table:table-cell>
          <table:table-cell office:value-type="float" office:value="69373107" calcext:value-type="float">
            <text:p>6937310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1-0_word,rule</text:p>
          </table:table-cell>
          <table:table-cell office:value-type="float" office:value="16920270" calcext:value-type="float">
            <text:p>169202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cc_word,rule</text:p>
          </table:table-cell>
          <table:table-cell office:value-type="float" office:value="52452837" calcext:value-type="float">
            <text:p>5245283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dd_word,rule</text:p>
          </table:table-cell>
          <table:table-cell office:value-type="float" office:value="5245283700" calcext:value-type="float">
            <text:p>5245283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mon_dd_word,rule</text:p>
          </table:table-cell>
          <table:table-cell office:value-type="float" office:value="61799594148" calcext:value-type="float">
            <text:p>617995941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word,rule</text:p>
          </table:table-cell>
          <table:table-cell office:value-type="float" office:value="52452837" calcext:value-type="float">
            <text:p>5245283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word_dd,rule</text:p>
          </table:table-cell>
          <table:table-cell office:value-type="float" office:value="5245283700" calcext:value-type="float">
            <text:p>5245283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word_sc,rule</text:p>
          </table:table-cell>
          <table:table-cell office:value-type="float" office:value="262264185" calcext:value-type="float">
            <text:p>262264185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ay_word_year,rule</text:p>
          </table:table-cell>
          <table:table-cell office:value-type="float" office:value="8697018780" calcext:value-type="float">
            <text:p>86970187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ddd_word,rule</text:p>
          </table:table-cell>
          <table:table-cell office:value-type="float" office:value="16920270000" calcext:value-type="float">
            <text:p>1692027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dd_word,rule</text:p>
          </table:table-cell>
          <table:table-cell office:value-type="float" office:value="1692027000" calcext:value-type="float">
            <text:p>169202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d_word,rule</text:p>
          </table:table-cell>
          <table:table-cell office:value-type="float" office:value="169202700" calcext:value-type="float">
            <text:p>169202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_sc_word,rule</text:p>
          </table:table-cell>
          <table:table-cell office:value-type="float" office:value="84601350" calcext:value-type="float">
            <text:p>846013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d_word,rule</text:p>
          </table:table-cell>
          <table:table-cell office:value-type="float" office:value="16920270" calcext:value-type="float">
            <text:p>1692027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dddd_word,rule</text:p>
          </table:table-cell>
          <table:table-cell office:value-type="float" office:value="84601350000" calcext:value-type="float">
            <text:p>8460135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dd_word,rule</text:p>
          </table:table-cell>
          <table:table-cell office:value-type="float" office:value="846013500" calcext:value-type="float">
            <text:p>8460135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d,rule</text:p>
          </table:table-cell>
          <table:table-cell office:value-type="float" office:value="67681080" calcext:value-type="float">
            <text:p>67681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dd_mon_sc,rule</text:p>
          </table:table-cell>
          <table:table-cell office:value-type="float" office:value="8798540400" calcext:value-type="float">
            <text:p>8798540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dd_sc,rule</text:p>
          </table:table-cell>
          <table:table-cell office:value-type="float" office:value="676810800" calcext:value-type="float">
            <text:p>676810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mon_day_sc,rule</text:p>
          </table:table-cell>
          <table:table-cell office:value-type="float" office:value="2815532928" calcext:value-type="float">
            <text:p>28155329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year,rule</text:p>
          </table:table-cell>
          <table:table-cell office:value-type="float" office:value="879854040" calcext:value-type="float">
            <text:p>879854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word_year_sc,rule</text:p>
          </table:table-cell>
          <table:table-cell office:value-type="float" office:value="879854040" calcext:value-type="float">
            <text:p>8798540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sc_year_word,rule</text:p>
          </table:table-cell>
          <table:table-cell office:value-type="float" office:value="1099817550" calcext:value-type="float">
            <text:p>1099817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2sc_dd,rule</text:p>
          </table:table-cell>
          <table:table-cell office:value-type="float" office:value="1186110927" calcext:value-type="float">
            <text:p>11861109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ay_dd_mon,rule</text:p>
          </table:table-cell>
          <table:table-cell office:value-type="float" office:value="70390015227" calcext:value-type="float">
            <text:p>703900152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ay_mon,rule</text:p>
          </table:table-cell>
          <table:table-cell office:value-type="float" office:value="707267286" calcext:value-type="float">
            <text:p>70726728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ay_mon_dd,rule</text:p>
          </table:table-cell>
          <table:table-cell office:value-type="float" office:value="61799594148" calcext:value-type="float">
            <text:p>6179959414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ay_mon_sc,rule</text:p>
          </table:table-cell>
          <table:table-cell office:value-type="float" office:value="4233451554" calcext:value-type="float">
            <text:p>423345155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ay_mon_year,rule</text:p>
          </table:table-cell>
          <table:table-cell office:value-type="float" office:value="31471702200" calcext:value-type="float">
            <text:p>31471702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,rule</text:p>
          </table:table-cell>
          <table:table-cell office:value-type="float" office:value="169202700" calcext:value-type="float">
            <text:p>1692027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d,rule</text:p>
          </table:table-cell>
          <table:table-cell office:value-type="float" office:value="1692027000" calcext:value-type="float">
            <text:p>1692027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dd,rule</text:p>
          </table:table-cell>
          <table:table-cell office:value-type="float" office:value="16920270000" calcext:value-type="float">
            <text:p>1692027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d_sc,rule</text:p>
          </table:table-cell>
          <table:table-cell office:value-type="float" office:value="11845881027" calcext:value-type="float">
            <text:p>118458810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_2sc,rule</text:p>
          </table:table-cell>
          <table:table-cell office:value-type="float" office:value="1184418900" calcext:value-type="float">
            <text:p>11844189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_age,rule</text:p>
          </table:table-cell>
          <table:table-cell office:value-type="float" office:value="1895070240" calcext:value-type="float">
            <text:p>18950702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_age_sc,rule</text:p>
          </table:table-cell>
          <table:table-cell office:value-type="float" office:value="11360269278" calcext:value-type="float">
            <text:p>1136026927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dd_sc,rule</text:p>
          </table:table-cell>
          <table:table-cell office:value-type="float" office:value="1186110927" calcext:value-type="float">
            <text:p>11861109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mon_dd,rule</text:p>
          </table:table-cell>
          <table:table-cell office:value-type="float" office:value="2201327127" calcext:value-type="float">
            <text:p>220132712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mon_dd_sc,rule</text:p>
          </table:table-cell>
          <table:table-cell office:value-type="float" office:value="13197810600" calcext:value-type="float">
            <text:p>13197810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pd,rule</text:p>
          </table:table-cell>
          <table:table-cell office:value-type="float" office:value="116749863" calcext:value-type="float">
            <text:p>116749863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sc_dd,rule</text:p>
          </table:table-cell>
          <table:table-cell office:value-type="float" office:value="1015216200" calcext:value-type="float">
            <text:p>1015216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sc_year,rule</text:p>
          </table:table-cell>
          <table:table-cell office:value-type="float" office:value="813864987" calcext:value-type="float">
            <text:p>81386498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year,rule</text:p>
          </table:table-cell>
          <table:table-cell office:value-type="float" office:value="219963510" calcext:value-type="float">
            <text:p>2199635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year_mon,rule</text:p>
          </table:table-cell>
          <table:table-cell office:value-type="float" office:value="1626037947" calcext:value-type="float">
            <text:p>1626037947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word_year_sc,rule</text:p>
          </table:table-cell>
          <table:table-cell office:value-type="float" office:value="7241875560" calcext:value-type="float">
            <text:p>72418755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year_sc_word,rule</text:p>
          </table:table-cell>
          <table:table-cell office:value-type="float" office:value="1099817550" calcext:value-type="float">
            <text:p>109981755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year_word,rule</text:p>
          </table:table-cell>
          <table:table-cell office:value-type="float" office:value="219963510" calcext:value-type="float">
            <text:p>2199635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surnames,dic</text:p>
          </table:table-cell>
          <table:table-cell office:value-type="string" calcext:value-type="string">
            <text:p>year_word_sc,rule</text:p>
          </table:table-cell>
          <table:table-cell office:value-type="float" office:value="879854040" calcext:value-type="float">
            <text:p>879854040</text:p>
          </table:table-cell>
          <table:table-cell office:value-type="float" office:value="3.86118500982658" calcext:value-type="float">
            <text:p>3,8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21:20:27.30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12S</meta:editing-duration>
    <meta:editing-cycles>3</meta:editing-cycles>
    <meta:generator>LibreOffice/5.2.0.4$Windows_x86 LibreOffice_project/066b007f5ebcc236395c7d282ba488bca6720265</meta:generator>
    <dc:date>2016-08-13T21:21:17.325000000</dc:date>
    <meta:document-statistic meta:table-count="3" meta:cell-count="772" meta:object-count="0"/>
    <meta:user-defined meta:name="Info 1"/>
    <meta:user-defined meta:name="Info 2"/>
    <meta:user-defined meta:name="Info 3"/>
    <meta:user-defined meta:name="Info 4"/>
  </office:meta>
</office:document-meta>
</file>